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5614487178719077212"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6319581656714023489"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7283969038720260588"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1282813429001517919"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 and averaged about 11:55/mile</text:p>
      <text:p text:style-name="P10"><text:span text:style-name="T1">Warm down:</text:span> ½ mile jog home</text:p>
      <text:p text:style-name="P10"/>
      <text:p text:style-name="P10">Tues Feb 11, 2020 <text:span text:style-name="T1">no running</text:span></text:p>
      <text:p text:style-name="P7"/>
      <text:p text:style-name="P10">Wed Feb 12, 2020 <text:span text:style-name="T1">6.5 miles</text:span> <text:s/>(<text:span text:style-name="T1">Run: 5.5 miles, Walk: 1 miles) </text:span></text:p>
      <text:p text:style-name="P10">I ran and walked on the Wise Center indoor and practiced a routine for running and walking a 50 miler on a relatively level course. <text:s/></text:p>
      <text:p text:style-name="P10"><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0"><text:span text:style-name="T1">Warm down:</text:span> ½ mile jog home </text:p>
      <text:p text:style-name="P10"/>
      <text:p text:style-name="P10">Thur Feb 13, 2020 <text:span text:style-name="T1">4.5 miles <text:s text:c="2"/></text:span>(<text:span text:style-name="T1">Run: 4 miles, Walk: ½ <text:s/>miles) </text:span></text:p>
      <text:p text:style-name="P10">I ran on the Wise Center indoor track.</text:p>
      <text:p text:style-name="P10">2 miles in 18:14, ½ mile splits: 4:59, 4:45, 4:28, 4:02</text:p>
      <text:p text:style-name="P10">9:00 rest</text:p>
      <text:p text:style-name="P10">4 x ¼ mile with a ¼ mile jog after each run</text:p>
      <text:p text:style-name="P10">Times for runs: 2:01, 1:59, 1:57.5, 1:53.5 <text:s/>Jogs in about 3:08</text:p>
      <text:p text:style-name="P10">Warm down: ½ mile walk</text:p>
      <text:p text:style-name="P10"/>
      <text:p text:style-name="P10">Fri Feb 14, 2020 <text:s/><text:span text:style-name="T1">no running</text:span> <text:s/></text:p>
      <text:p text:style-name="P10"/>
      <text:p text:style-name="P10"/>
      <text:p text:style-name="P10"><text:span text:style-name="T1">In the past week: <text:s/>25.25 miles total</text:span>, <text:s/>run: 22.75 miles, walk: 2.75 miles</text:p>
      <text:p text:style-name="P10"/>
      <text:p text:style-name="P10"/>
      <text:p text:style-name="P10"><text:soft-page-break/>Sat Feb 15, 2020 <text:span text:style-name="T1">3 miles</text:span> <text:s/></text:p>
      <text:p text:style-name="P10">I ran 3 miles on the Wise Center indoor track.</text:p>
      <text:p text:style-name="P10">Splits: 10:45, 10:16, 9:56</text:p>
      <text:p text:style-name="P10"/>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15T12:30:47.38</dc:date>
    <dc:creator>James Lombardi</dc:creator>
    <meta:editing-duration>P2DT1H24M36S</meta:editing-duration>
    <meta:editing-cycles>268</meta:editing-cycles>
    <meta:generator>OpenOffice/4.1.2$Win32 OpenOffice.org_project/412m3$Build-9782</meta:generator>
    <meta:document-statistic meta:table-count="0" meta:image-count="0" meta:object-count="0" meta:page-count="41" meta:paragraph-count="1076" meta:word-count="11769" meta:character-count="57791"/>
  </office:meta>
</office:document-meta>
</file>